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2" svg:font-family="'Lucida Sans'" style:font-family-generic="swiss"/>
    <style:font-face style:name="Courier New2" svg:font-family="'Courier New'" style:font-family-generic="modern" style:font-pitch="fixed"/>
    <style:font-face style:name="Arial2" svg:font-family="Arial" style:font-pitch="variable"/>
    <style:font-face style:name="Linux Libertine O" svg:font-family="'Linux Libertine O'" style:font-pitch="variable"/>
    <style:font-face style:name="OpenSymbol1" svg:font-family="OpenSymbol, 'Arial Unicode MS'" style:font-pitch="variable"/>
    <style:font-face style:name="SimSun1" svg:font-family="SimSun" style:font-pitch="variable"/>
    <style:font-face style:name="Ubuntu" svg:font-family="Ubuntu" style:font-pitch="variable"/>
    <style:font-face style:name="Ubuntu Mono" svg:font-family="'Ubuntu Mono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OpenSymbol4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07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004586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>
      <style:graphic-properties svg:stroke-width="0.051cm" svg:stroke-color="#000000" draw:marker-start-width="0.276cm" draw:marker-end-width="0.276cm" draw:fill="solid" draw:fill-color="#004586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>
      <style:graphic-properties svg:stroke-width="0.051cm" svg:stroke-color="#000000" draw:marker-start-width="0.276cm" draw:marker-end-width="0.276cm" draw:fill="solid" draw:fill-color="#579d1c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>
      <style:graphic-properties svg:stroke-width="0.051cm" svg:stroke-color="#000000" draw:marker-start-width="0.276cm" draw:marker-end-width="0.276cm" draw:fill="solid" draw:fill-color="#ffff0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>
      <style:graphic-properties svg:stroke-width="0.051cm" svg:stroke-color="#000000" draw:marker-start-width="0.276cm" draw:marker-end-width="0.276cm" draw:fill="solid" draw:fill-color="#f47f24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>
      <style:graphic-properties svg:stroke-width="0.051cm" svg:stroke-color="#000000" draw:marker-start-width="0.276cm" draw:marker-end-width="0.276cm" draw:fill="solid" draw:fill-color="#b2182b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1.45cm"/>
    </style:style>
    <style:style style:name="gr12" style:family="graphic" style:parent-style-name="standard">
      <style:graphic-properties svg:stroke-color="#000000" draw:fill="solid" draw:fill-color="#333333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style:font-name="Ubuntu" fo:font-size="48pt" style:font-size-asian="48pt" style:font-size-complex="48pt"/>
    </style:style>
    <style:style style:name="P2" style:family="paragraph">
      <style:paragraph-properties fo:text-align="end"/>
      <style:text-properties style:font-name="Ubuntu" fo:font-size="16pt" style:font-size-asian="16pt" style:font-size-complex="16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style:font-name="Ubuntu" fo:font-size="48pt" style:font-size-asian="48pt" style:font-size-complex="48pt"/>
    </style:style>
    <style:style style:name="P6" style:family="paragraph">
      <style:text-properties style:font-name="Ubuntu" fo:font-size="32pt" style:font-size-asian="32pt" style:font-size-complex="32pt"/>
    </style:style>
    <style:style style:name="P7" style:family="paragraph">
      <style:paragraph-properties fo:text-align="center"/>
      <style:text-properties fo:color="#000000" style:font-name="Ubuntu" fo:font-size="48pt" style:font-size-asian="48pt" style:font-size-complex="48pt"/>
    </style:style>
    <style:style style:name="P8" style:family="paragraph">
      <style:paragraph-properties fo:text-align="center"/>
      <style:text-properties fo:color="#ffffff" style:font-name="Linux Libertine O" fo:font-size="24pt" style:font-size-asian="24pt" style:font-size-complex="24pt"/>
    </style:style>
    <style:style style:name="P9" style:family="paragraph">
      <style:text-properties fo:color="#ffffff" style:font-name="Linux Libertine O" fo:font-size="24pt" style:font-size-asian="24pt" style:font-size-complex="24pt"/>
    </style:style>
    <style:style style:name="P10" style:family="paragraph">
      <style:paragraph-properties fo:text-align="end"/>
      <style:text-properties fo:color="#ffffff" style:font-name="Ubuntu Mono" fo:font-size="32pt" style:font-size-asian="32pt" style:font-size-complex="32pt"/>
    </style:style>
    <style:style style:name="P11" style:family="paragraph">
      <style:text-properties fo:color="#ffffff" style:font-name="Ubuntu Mono" fo:font-size="32pt" style:font-size-asian="32pt" style:font-size-complex="32pt"/>
    </style:style>
    <style:style style:name="T1" style:family="text">
      <style:text-properties style:font-name="Ubuntu" fo:font-size="48pt" style:font-size-asian="48pt" style:font-size-complex="48pt"/>
    </style:style>
    <style:style style:name="T2" style:family="text">
      <style:text-properties style:font-name="Ubuntu" fo:font-size="16pt" style:font-size-asian="16pt" style:font-size-complex="16pt"/>
    </style:style>
    <style:style style:name="T3" style:family="text">
      <style:text-properties fo:color="#ffffff" style:font-name="Ubuntu" fo:font-size="48pt" style:font-size-asian="48pt" style:font-size-complex="48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fo:color="#000000" style:font-name="Ubuntu" fo:font-size="48pt" style:font-size-asian="48pt" style:font-size-complex="48pt"/>
    </style:style>
    <style:style style:name="T6" style:family="text">
      <style:text-properties style:font-name="Ubuntu" fo:font-size="32pt" fo:font-style="italic" style:font-size-asian="32pt" style:font-style-asian="italic" style:font-size-complex="32pt" style:font-style-complex="italic"/>
    </style:style>
    <style:style style:name="T7" style:family="text">
      <style:text-properties style:font-name="Ubuntu" fo:font-size="32pt" fo:font-style="normal" style:font-size-asian="32pt" style:font-style-asian="normal" style:font-size-complex="32pt" style:font-style-complex="normal"/>
    </style:style>
    <style:style style:name="T8" style:family="text">
      <style:text-properties fo:color="#ffffff" fo:font-size="24pt" style:font-size-asian="24pt" style:font-size-complex="24pt"/>
    </style:style>
    <style:style style:name="T9" style:family="text">
      <style:text-properties fo:color="#ffffff" style:font-name="Linux Libertine O" fo:font-size="24pt" fo:font-style="italic" style:font-size-asian="24pt" style:font-style-asian="italic" style:font-size-complex="24pt" style:font-style-complex="italic"/>
    </style:style>
    <style:style style:name="T10" style:family="text">
      <style:text-properties fo:color="#ffffff" style:font-name="Ubuntu Mono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5.323cm" svg:x="0cm" svg:y="8.128cm">
          <draw:text-box>
            <text:p text:style-name="P1"><text:span text:style-name="T1">Introduction to Debugging and Profiling in Python</text:span></text:p>
          </draw:text-box>
        </draw:frame>
        <draw:frame draw:style-name="gr2" draw:text-style-name="P2" draw:layer="layout" svg:width="28cm" svg:height="0.882cm" svg:x="0cm" svg:y="20.118cm">
          <draw:text-box>
            <text:p text:style-name="P2"><text:span text:style-name="T2">Neal Davis · Computational Science &amp; Engineering, UIU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4" draw:text-style-name="P4" draw:layer="layout" svg:width="16.369cm" svg:height="2.302cm" svg:x="5.474cm" svg:y="15.732cm">
          <text:p/>
          <draw:enhanced-geometry svg:viewBox="0 0 21600 21600" draw:mirror-horizontal="true" draw:mirror-vertical="true" draw:glue-points="?f6 10800 10800 21600 ?f5 10800 10800 0" draw:text-areas="?f3 ?f3 ?f4 ?f4" draw:type="trapezoid" draw:modifiers="1784.05668733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5" draw:layer="layout" svg:width="11.43cm" svg:height="2.152cm" svg:x="8.017cm" svg:y="15.732cm">
          <draw:text-box>
            <text:p text:style-name="P4"><text:span text:style-name="T3">Denial</text:span></text:p>
          </draw:text-box>
        </draw:frame>
        <draw:frame draw:style-name="gr2" draw:text-style-name="P6" draw:layer="layout" svg:width="28cm" svg:height="1.517cm" svg:x="0cm" svg:y="0cm">
          <draw:text-box>
            <text:p text:style-name="P6"><text:span text:style-name="T4">“</text:span><text:span text:style-name="T4">I feel fine! <text:s/>This can't be happening, not to me!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5" draw:text-style-name="P4" draw:layer="Layout" svg:width="16.369cm" svg:height="2.302cm" svg:x="5.474cm" svg:y="15.732cm">
          <text:p/>
          <draw:enhanced-geometry svg:viewBox="0 0 21600 21600" draw:mirror-horizontal="true" draw:mirror-vertical="true" draw:glue-points="?f6 10800 10800 21600 ?f5 10800 10800 0" draw:text-areas="?f3 ?f3 ?f4 ?f4" draw:type="trapezoid" draw:modifiers="1784.05668733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4" draw:layer="Layout" svg:width="13.351cm" svg:height="2.302cm" svg:x="6.982cm" svg:y="13.2cm">
          <text:p/>
          <draw:enhanced-geometry svg:viewBox="0 0 21600 21600" draw:mirror-horizontal="true" draw:mirror-vertical="true" draw:glue-points="?f6 10800 10800 21600 ?f5 10800 10800 0" draw:text-areas="?f3 ?f3 ?f4 ?f4" draw:type="trapezoid" draw:modifiers="2055.3278132211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5" draw:layer="layout" svg:width="11.43cm" svg:height="2.152cm" svg:x="8.017cm" svg:y="15.732cm">
          <draw:text-box>
            <text:p text:style-name="P4"><text:span text:style-name="T3">Denial</text:span></text:p>
          </draw:text-box>
        </draw:frame>
        <draw:frame draw:style-name="gr2" draw:text-style-name="P5" draw:layer="layout" svg:width="11.43cm" svg:height="2.152cm" svg:x="8.017cm" svg:y="13.232cm">
          <draw:text-box>
            <text:p text:style-name="P4"><text:span text:style-name="T3">Anger</text:span></text:p>
          </draw:text-box>
        </draw:frame>
        <draw:frame draw:style-name="gr2" draw:text-style-name="P6" draw:layer="layout" svg:width="28cm" svg:height="1.517cm" svg:x="0cm" svg:y="0.001cm">
          <draw:text-box>
            <text:p text:style-name="P6"><text:span text:style-name="T4">“</text:span><text:span text:style-name="T4">Why me? <text:s/>It's not fair! <text:s/>Whose fault is this?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5" draw:text-style-name="P4" draw:layer="Layout" svg:width="16.369cm" svg:height="2.302cm" svg:x="5.474cm" svg:y="15.732cm">
          <text:p/>
          <draw:enhanced-geometry svg:viewBox="0 0 21600 21600" draw:mirror-horizontal="true" draw:mirror-vertical="true" draw:glue-points="?f6 10800 10800 21600 ?f5 10800 10800 0" draw:text-areas="?f3 ?f3 ?f4 ?f4" draw:type="trapezoid" draw:modifiers="1784.05668733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4" draw:layer="Layout" svg:width="13.351cm" svg:height="2.302cm" svg:x="6.982cm" svg:y="13.2cm">
          <text:p/>
          <draw:enhanced-geometry svg:viewBox="0 0 21600 21600" draw:mirror-horizontal="true" draw:mirror-vertical="true" draw:glue-points="?f6 10800 10800 21600 ?f5 10800 10800 0" draw:text-areas="?f3 ?f3 ?f4 ?f4" draw:type="trapezoid" draw:modifiers="2055.3278132211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4" draw:layer="Layout" svg:width="10.589cm" svg:height="2.302cm" svg:x="8.363cm" svg:y="10.668cm">
          <text:p/>
          <draw:enhanced-geometry svg:viewBox="0 0 21600 21600" draw:mirror-horizontal="true" draw:mirror-vertical="true" draw:glue-points="?f6 10800 10800 21600 ?f5 10800 10800 0" draw:text-areas="?f3 ?f3 ?f4 ?f4" draw:type="trapezoid" draw:modifiers="2683.826801300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5" draw:layer="layout" svg:width="11.43cm" svg:height="2.152cm" svg:x="8.017cm" svg:y="15.732cm">
          <draw:text-box>
            <text:p text:style-name="P4"><text:span text:style-name="T3">Denial</text:span></text:p>
          </draw:text-box>
        </draw:frame>
        <draw:frame draw:style-name="gr2" draw:text-style-name="P5" draw:layer="layout" svg:width="11.43cm" svg:height="2.152cm" svg:x="8.017cm" svg:y="13.232cm">
          <draw:text-box>
            <text:p text:style-name="P4"><text:span text:style-name="T3">Anger</text:span></text:p>
          </draw:text-box>
        </draw:frame>
        <draw:frame draw:style-name="gr2" draw:text-style-name="P7" draw:layer="layout" svg:width="11.43cm" svg:height="2.152cm" svg:x="8.017cm" svg:y="10.632cm">
          <draw:text-box>
            <text:p text:style-name="P4"><text:span text:style-name="T5">Bargaining</text:span></text:p>
          </draw:text-box>
        </draw:frame>
        <draw:frame draw:style-name="gr2" draw:text-style-name="P6" draw:layer="layout" svg:width="28cm" svg:height="1.517cm" svg:x="0cm" svg:y="0.001cm">
          <draw:text-box>
            <text:p text:style-name="P6"><text:span text:style-name="T4">“</text:span><text:span text:style-name="T4">I'll do anything, </text:span><text:span text:style-name="T6">anything</text:span><text:span text:style-name="T7">, for a few less bugs...</text:span><text:span text:style-name="T4">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5" draw:text-style-name="P4" draw:layer="Layout" svg:width="16.369cm" svg:height="2.302cm" svg:x="5.474cm" svg:y="15.732cm">
          <text:p/>
          <draw:enhanced-geometry svg:viewBox="0 0 21600 21600" draw:mirror-horizontal="true" draw:mirror-vertical="true" draw:glue-points="?f6 10800 10800 21600 ?f5 10800 10800 0" draw:text-areas="?f3 ?f3 ?f4 ?f4" draw:type="trapezoid" draw:modifiers="1784.05668733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4" draw:layer="Layout" svg:width="7.827cm" svg:height="2.301cm" svg:x="9.744cm" svg:y="8.088cm">
          <text:p/>
          <draw:enhanced-geometry svg:viewBox="0 0 21600 21600" draw:mirror-horizontal="true" draw:mirror-vertical="true" draw:glue-points="?f6 10800 10800 21600 ?f5 10800 10800 0" draw:text-areas="?f3 ?f3 ?f4 ?f4" draw:type="trapezoid" draw:modifiers="3605.8346839546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4" draw:layer="Layout" svg:width="13.351cm" svg:height="2.302cm" svg:x="6.982cm" svg:y="13.2cm">
          <text:p/>
          <draw:enhanced-geometry svg:viewBox="0 0 21600 21600" draw:mirror-horizontal="true" draw:mirror-vertical="true" draw:glue-points="?f6 10800 10800 21600 ?f5 10800 10800 0" draw:text-areas="?f3 ?f3 ?f4 ?f4" draw:type="trapezoid" draw:modifiers="2055.3278132211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4" draw:layer="Layout" svg:width="10.589cm" svg:height="2.302cm" svg:x="8.363cm" svg:y="10.668cm">
          <text:p/>
          <draw:enhanced-geometry svg:viewBox="0 0 21600 21600" draw:mirror-horizontal="true" draw:mirror-vertical="true" draw:glue-points="?f6 10800 10800 21600 ?f5 10800 10800 0" draw:text-areas="?f3 ?f3 ?f4 ?f4" draw:type="trapezoid" draw:modifiers="2683.826801300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5" draw:layer="layout" svg:width="11.43cm" svg:height="2.152cm" svg:x="8.017cm" svg:y="15.732cm">
          <draw:text-box>
            <text:p text:style-name="P4"><text:span text:style-name="T3">Denial</text:span></text:p>
          </draw:text-box>
        </draw:frame>
        <draw:frame draw:style-name="gr2" draw:text-style-name="P5" draw:layer="layout" svg:width="11.43cm" svg:height="2.152cm" svg:x="8.017cm" svg:y="13.232cm">
          <draw:text-box>
            <text:p text:style-name="P4"><text:span text:style-name="T3">Anger</text:span></text:p>
          </draw:text-box>
        </draw:frame>
        <draw:frame draw:style-name="gr2" draw:text-style-name="P7" draw:layer="layout" svg:width="11.43cm" svg:height="2.152cm" svg:x="8.017cm" svg:y="10.632cm">
          <draw:text-box>
            <text:p text:style-name="P4"><text:span text:style-name="T5">Bargaining</text:span></text:p>
          </draw:text-box>
        </draw:frame>
        <draw:frame draw:style-name="gr2" draw:text-style-name="P7" draw:layer="layout" svg:width="11.43cm" svg:height="2.152cm" svg:x="8.017cm" svg:y="8.132cm">
          <draw:text-box>
            <text:p text:style-name="P4"><text:span text:style-name="T5">Depression</text:span></text:p>
          </draw:text-box>
        </draw:frame>
        <draw:frame draw:style-name="gr2" draw:text-style-name="P6" draw:layer="layout" svg:width="28cm" svg:height="1.517cm" svg:x="0cm" svg:y="0.001cm">
          <draw:text-box>
            <text:p text:style-name="P6"><text:span text:style-name="T4">“</text:span><text:span text:style-name="T4">What's the point of going on? <text:s/>My code is ruined.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5" draw:text-style-name="P4" draw:layer="Layout" svg:width="16.369cm" svg:height="2.302cm" svg:x="5.474cm" svg:y="15.732cm">
          <text:p/>
          <draw:enhanced-geometry svg:viewBox="0 0 21600 21600" draw:mirror-horizontal="true" draw:mirror-vertical="true" draw:glue-points="?f6 10800 10800 21600 ?f5 10800 10800 0" draw:text-areas="?f3 ?f3 ?f4 ?f4" draw:type="trapezoid" draw:modifiers="1784.05668733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4" draw:layer="Layout" svg:width="7.827cm" svg:height="2.301cm" svg:x="9.744cm" svg:y="8.088cm">
          <text:p/>
          <draw:enhanced-geometry svg:viewBox="0 0 21600 21600" draw:mirror-horizontal="true" draw:mirror-vertical="true" draw:glue-points="?f6 10800 10800 21600 ?f5 10800 10800 0" draw:text-areas="?f3 ?f3 ?f4 ?f4" draw:type="trapezoid" draw:modifiers="3605.8346839546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4" draw:layer="Layout" svg:width="5.115cm" svg:height="4.604cm" svg:x="11.103cm" svg:y="3.3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13.351cm" svg:height="2.302cm" svg:x="6.982cm" svg:y="13.2cm">
          <text:p/>
          <draw:enhanced-geometry svg:viewBox="0 0 21600 21600" draw:mirror-horizontal="true" draw:mirror-vertical="true" draw:glue-points="?f6 10800 10800 21600 ?f5 10800 10800 0" draw:text-areas="?f3 ?f3 ?f4 ?f4" draw:type="trapezoid" draw:modifiers="2055.3278132211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4" draw:layer="Layout" svg:width="10.589cm" svg:height="2.302cm" svg:x="8.363cm" svg:y="10.668cm">
          <text:p/>
          <draw:enhanced-geometry svg:viewBox="0 0 21600 21600" draw:mirror-horizontal="true" draw:mirror-vertical="true" draw:glue-points="?f6 10800 10800 21600 ?f5 10800 10800 0" draw:text-areas="?f3 ?f3 ?f4 ?f4" draw:type="trapezoid" draw:modifiers="2683.826801300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5" draw:layer="layout" svg:width="11.43cm" svg:height="2.152cm" svg:x="8.017cm" svg:y="15.732cm">
          <draw:text-box>
            <text:p text:style-name="P4"><text:span text:style-name="T3">Denial</text:span></text:p>
          </draw:text-box>
        </draw:frame>
        <draw:frame draw:style-name="gr2" draw:text-style-name="P5" draw:layer="layout" svg:width="11.43cm" svg:height="2.152cm" svg:x="8.017cm" svg:y="13.232cm">
          <draw:text-box>
            <text:p text:style-name="P4"><text:span text:style-name="T3">Anger</text:span></text:p>
          </draw:text-box>
        </draw:frame>
        <draw:frame draw:style-name="gr2" draw:text-style-name="P7" draw:layer="layout" svg:width="11.43cm" svg:height="2.152cm" svg:x="8.017cm" svg:y="10.632cm">
          <draw:text-box>
            <text:p text:style-name="P4"><text:span text:style-name="T5">Bargaining</text:span></text:p>
          </draw:text-box>
        </draw:frame>
        <draw:frame draw:style-name="gr2" draw:text-style-name="P7" draw:layer="layout" svg:width="11.43cm" svg:height="2.152cm" svg:x="8.017cm" svg:y="8.132cm">
          <draw:text-box>
            <text:p text:style-name="P4"><text:span text:style-name="T5">Depression</text:span></text:p>
          </draw:text-box>
        </draw:frame>
        <draw:frame draw:style-name="gr2" draw:text-style-name="P7" draw:layer="layout" svg:width="11.43cm" svg:height="2.152cm" svg:x="8.017cm" svg:y="4.932cm">
          <draw:text-box>
            <text:p text:style-name="P4"><text:span text:style-name="T5">Acceptance</text:span></text:p>
          </draw:text-box>
        </draw:frame>
        <draw:frame draw:style-name="gr2" draw:text-style-name="P6" draw:layer="layout" svg:width="28cm" svg:height="1.517cm" svg:x="0cm" svg:y="0.001cm">
          <draw:text-box>
            <text:p text:style-name="P6"><text:span text:style-name="T4">“</text:span><text:span text:style-name="T4">It's going to be okay. <text:s/>I might as well prepare for it.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0" draw:text-style-name="P4" draw:layer="layout" svg:width="16.369cm" svg:height="14.732cm" svg:x="5.475cm" svg:y="3.3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8" draw:layer="layout" svg:width="14.929cm" svg:height="3.146cm" svg:x="6.604cm" svg:y="13.669cm">
          <draw:text-box>
            <text:p text:style-name="P8"><text:span text:style-name="T8">In the face of ambiguity,</text:span></text:p>
            <text:p text:style-name="P8"><text:span text:style-name="T8">refuse the temptation to guess.</text:span></text:p>
            <text:p text:style-name="P9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—</text:span><text:span text:style-name="T8">The </text:span><text:span text:style-name="T9">Zen of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1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4.929cm" svg:height="3.146cm" svg:x="6.604cm" svg:y="13.669cm">
          <draw:text-box>
            <text:p text:style-name="P8"><text:span text:style-name="T8">In the face of ambiguity,</text:span></text:p>
            <text:p text:style-name="P8"><text:span text:style-name="T8">refuse the temptation to guess.</text:span></text:p>
            <text:p text:style-name="P9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—</text:span><text:span text:style-name="T8">The </text:span><text:span text:style-name="T9">Zen of Python</text:span></text:p>
          </draw:text-box>
        </draw:frame>
        <draw:frame draw:style-name="gr2" draw:text-style-name="P11" draw:layer="layout" svg:width="12.446cm" svg:height="1.378cm" svg:x="15.554cm" svg:y="19.558cm">
          <draw:text-box>
            <text:p text:style-name="P10"><text:span text:style-name="T10">import thi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2" svg:font-family="'Lucida Sans'" style:font-family-generic="swiss"/>
    <style:font-face style:name="Courier New2" svg:font-family="'Courier New'" style:font-family-generic="modern" style:font-pitch="fixed"/>
    <style:font-face style:name="Arial2" svg:font-family="Arial" style:font-pitch="variable"/>
    <style:font-face style:name="Linux Libertine O" svg:font-family="'Linux Libertine O'" style:font-pitch="variable"/>
    <style:font-face style:name="OpenSymbol1" svg:font-family="OpenSymbol, 'Arial Unicode MS'" style:font-pitch="variable"/>
    <style:font-face style:name="SimSun1" svg:font-family="SimSun" style:font-pitch="variable"/>
    <style:font-face style:name="Ubuntu" svg:font-family="Ubuntu" style:font-pitch="variable"/>
    <style:font-face style:name="Ubuntu Mono" svg:font-family="'Ubuntu Mono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OpenSymbol4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1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size="16pt" fo:font-weight="bold" style:font-name-asian="Lucida Sans1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size="14pt" fo:font-style="italic" fo:font-weight="bold" style:font-name-asian="Lucida Sans1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size="14pt" fo:font-weight="bold" style:font-name-asian="Lucida Sans1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graphic">
      <style:paragraph-properties style:text-autospace="none"/>
      <style:text-properties style:font-name="Courier New2" style:font-name-asian="Courier New2"/>
    </style:style>
    <style:style style:name="Bullets" style:family="graphic">
      <style:paragraph-properties style:text-autospace="none"/>
      <style:text-properties fo:color="#0084d1" style:font-name="OpenSymbol3" style:font-name-asian="OpenSymbol3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Courier New2" fo:font-size="10pt" style:font-name-asian="Courier New2" style:font-size-asian="10pt"/>
    </style:style>
    <style:style style:name="Index" style:family="graphic">
      <style:paragraph-properties style:text-autospace="none"/>
      <style:text-properties style:font-name-asian="Lucida Sans2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2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ucida Sans2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SimSun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6T10:23:25.157316000</meta:creation-date>
    <dc:date>2013-10-16T11:23:04.549071000</dc:date>
    <meta:editing-duration>PT35M11S</meta:editing-duration>
    <meta:editing-cycles>3</meta:editing-cycles>
    <meta:generator>LibreOffice/4.1.1.2$MacOSX_x86 LibreOffice_project/7e4286b58adc75a14f6d83f53a03b6c11fa2903</meta:generator>
    <meta:document-statistic meta:object-count="79"/>
  </office:meta>
</office:document-meta>
</file>